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300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Nic, tylko śpiewać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0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Nic, tylko śpiewać mogę memu Panu,</text:span></text:p>
            <text:p text:style-name="P5"><text:span text:style-name="T5">Gdy myślę, jak prowadzi w życiu mnie.</text:span></text:p>
            <text:p text:style-name="P5"><text:span text:style-name="T5">Choć droga ma już męczy mnie i nuży,</text:span></text:p>
            <text:p text:style-name="P5"><text:span text:style-name="T5">Wiem, że u boku Zbawcy znajdę się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0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I wtedy serce moje śpiewać będzie,</text:span></text:p>
            <text:p text:style-name="P5"><text:span text:style-name="T5">Wtedy radość zajmie serce me:</text:span></text:p>
            <text:p text:style-name="P5"><text:span text:style-name="T5">Gdy ujrzę Pana i z Nim pójdę wszędzie,</text:span></text:p>
            <text:p text:style-name="P5"><text:span text:style-name="T5">Gdy Jezus w dom wprowadzi mni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0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To, co dziś mam, co wartość ma i cieszy,</text:span></text:p>
            <text:p text:style-name="P5"><text:span text:style-name="T5">To straci sens i straci wszelki blask;</text:span></text:p>
            <text:p text:style-name="P5"><text:span text:style-name="T5">Bo kiedy Jezus da mi lepsze rzeczy,</text:span></text:p>
            <text:p text:style-name="P5"><text:span text:style-name="T5">Nic nie przewyższy Bożych skarbów łask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0</text:span></text:p>
          </draw:text-box>
        </draw:frame>
        <draw:frame presentation:style-name="pr7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I wtedy serce moje śpiewać będzie,</text:span></text:p>
            <text:p text:style-name="P7"><text:span text:style-name="T5">Wtedy radość zajmie serce me:</text:span></text:p>
            <text:p text:style-name="P7"><text:span text:style-name="T5">Gdy ujrzę Pana i z Nim pójdę wszędzie,</text:span></text:p>
            <text:p text:style-name="P7"><text:span text:style-name="T5">Gdy Jezus w dom wprowadzi mnie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8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2:53:13.081687985</dc:date>
    <meta:editing-duration>PT18M16S</meta:editing-duration>
    <meta:editing-cycles>4</meta:editing-cycles>
    <meta:generator>LibreOffice/6.1.5.2$Linux_ARM_EABI LibreOffice_project/10$Build-2</meta:generator>
    <meta:document-statistic meta:object-count="45"/>
  </office:meta>
</office:document-meta>
</file>